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9966" draw:textarea-horizontal-align="justify" draw:textarea-vertical-align="middle" draw:auto-grow-height="false" draw:shadow="visible"/>
    </style:style>
    <style:style style:name="gr2" style:family="graphic" style:parent-style-name="standard">
      <style:graphic-properties draw:fill="gradient" draw:fill-color="#33cc66" draw:fill-gradient-name="Gradient_20_8" draw:opacity="100%" draw:opacity-name="Transparency_20_1" draw:textarea-horizontal-align="justify" draw:textarea-vertical-align="middle" draw:auto-grow-height="false" draw:shadow="hidden" draw:shadow-opacity="100%"/>
    </style:style>
    <style:style style:name="gr3" style:family="graphic" style:parent-style-name="standard">
      <style:graphic-properties draw:fill="solid" draw:fill-color="#ff9966" draw:textarea-vertical-align="middle" draw:auto-grow-height="false" fo:min-height="0.75cm" fo:min-width="0.5cm" fo:wrap-option="wrap" draw:shadow="visible"/>
    </style:style>
    <style:style style:name="gr4" style:family="graphic" style:parent-style-name="standard">
      <style:graphic-properties draw:fill="solid" draw:fill-color="#33cc66" draw:textarea-horizontal-align="justify" draw:textarea-vertical-align="middle" draw:auto-grow-height="false" draw:shadow="visible"/>
    </style:style>
    <style:style style:name="gr5" style:family="graphic" style:parent-style-name="standard">
      <style:graphic-properties draw:fill="solid" draw:fill-color="#cccc00" draw:textarea-horizontal-align="justify" draw:textarea-vertical-align="middle" draw:auto-grow-height="false" fo:min-height="0cm" fo:min-width="0cm" draw:shadow="visible"/>
    </style:style>
    <style:style style:name="gr6" style:family="graphic" style:parent-style-name="standard">
      <style:graphic-properties draw:stroke="dash" draw:marker-end="Arrow" draw:marker-end-width="0.3cm" draw:textarea-horizontal-align="center" draw:textarea-vertical-align="middle"/>
    </style:style>
    <style:style style:name="gr7" style:family="graphic" style:parent-style-name="standard">
      <style:graphic-properties draw:marker-start="Arrow" draw:marker-start-width="0.3cm" draw:marker-end="Arrow" draw:marker-end-width="0.3cm" draw:textarea-horizontal-align="center" draw:textarea-vertical-align="middle"/>
    </style:style>
    <style:style style:name="gr8" style:family="graphic" style:parent-style-name="standard">
      <style:graphic-properties draw:stroke="dash" draw:marker-end="Arrow" draw:marker-end-width="0.3cm" draw:fill="solid" draw:fill-color="#33cc66" draw:textarea-horizontal-align="center" draw:textarea-vertical-align="middle"/>
    </style:style>
    <style:style style:name="gr9" style:family="graphic" style:parent-style-name="standard">
      <style:graphic-properties draw:fill="solid" draw:fill-color="#ff9966" draw:textarea-vertical-align="middle" draw:auto-grow-height="false" fo:min-height="0.749cm" fo:min-width="0.499cm" draw:shadow="visible"/>
    </style:style>
    <style:style style:name="gr10" style:family="graphic" style:parent-style-name="standard">
      <style:graphic-properties draw:stroke="dash" draw:stroke-dash="Fine_20_Dashed" draw:fill="none" draw:textarea-horizontal-align="justify" draw:textarea-vertical-align="middle" draw:auto-grow-height="false" fo:min-height="0cm" fo:min-width="0cm"/>
    </style:style>
    <style:style style:name="gr11" style:family="graphic" style:parent-style-name="standard">
      <style:graphic-properties draw:fill="solid" draw:fill-color="#ccccff" draw:textarea-horizontal-align="justify" draw:textarea-vertical-align="middle" draw:auto-grow-height="fals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stroke="dash" draw:stroke-dash="_32__20_Dots_20_1_20_Dash" draw:fill="solid" draw:fill-color="#ffff99" draw:textarea-horizontal-align="justify" draw:textarea-vertical-align="middle" draw:auto-grow-height="false" fo:min-height="0cm" fo:min-width="0cm" draw:shadow="visible"/>
    </style:style>
    <style:style style:name="gr14" style:family="graphic" style:parent-style-name="standard">
      <style:graphic-properties draw:stroke="none" svg:stroke-color="#000000" draw:fill="solid" draw:fill-color="#ffffff" draw:textarea-horizontal-align="left" draw:auto-grow-height="true" draw:auto-grow-width="false" fo:min-height="1.213cm" fo:min-width="7cm" draw:shadow="hidden"/>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049cm" fo:min-width="0cm"/>
    </style:style>
    <style:style style:name="gr17" style:family="graphic" style:parent-style-name="standard">
      <style:graphic-properties draw:fill="none" draw:textarea-horizontal-align="justify" draw:textarea-vertical-align="middle" draw:auto-grow-height="false" fo:min-height="0cm" fo:min-width="0cm" fo:wrap-option="no-wrap"/>
    </style:style>
    <style:style style:name="gr18" style:family="graphic" style:parent-style-name="standard">
      <style:graphic-properties draw:stroke="dash" svg:stroke-color="#000000" draw:fill="none" draw:fill-color="#ffffff" draw:textarea-horizontal-align="left" draw:auto-grow-height="true" draw:auto-grow-width="true" fo:min-height="0.049cm" fo:min-width="0cm"/>
    </style:style>
    <style:style style:name="gr19" style:family="graphic" style:parent-style-name="standard">
      <style:graphic-properties draw:stroke="dash" draw:stroke-dash="Fine_20_Dashed_20__28_var_29_" draw:marker-end=""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family="Calibri" style:font-family-generic="swiss" style:font-pitch="variable" fo:font-size="12pt" style:font-size-asian="12pt" style:font-size-complex="12pt"/>
    </style:style>
    <style:style style:name="P3" style:family="paragraph">
      <style:paragraph-properties fo:text-align="center"/>
      <style:text-properties fo:font-family="Calibri" style:font-family-generic="swiss" style:font-pitch="variable" fo:font-size="26pt" fo:font-weight="bold" style:font-size-asian="26pt" style:font-weight-asian="bold" style:font-size-complex="26pt" style:font-weight-complex="bold"/>
    </style:style>
    <style:style style:name="P4" style:family="paragraph">
      <style:text-properties fo:font-family="Calibri" style:font-family-generic="swiss" style:font-pitch="variable" fo:font-size="12pt" style:font-size-asian="12pt" style:font-size-complex="12pt"/>
    </style:style>
    <style:style style:name="P5" style:family="paragraph">
      <style:text-properties fo:font-size="10pt" style:font-size-asian="10pt" style:font-size-complex="10pt"/>
    </style:style>
    <style:style style:name="P6" style:family="paragraph">
      <style:text-properties fo:font-family="Calibri" style:font-family-generic="swiss" style:font-pitch="variable" fo:font-size="10pt" style:font-size-asian="10pt" style:font-size-complex="10pt"/>
    </style:style>
    <style:style style:name="T1" style:family="text">
      <style:text-properties fo:font-family="Calibri" style:font-family-generic="swiss" style:font-pitch="variable" fo:font-size="12pt" style:font-size-asian="12pt" style:font-size-complex="12pt"/>
    </style:style>
    <style:style style:name="T2" style:family="text">
      <style:text-properties style:text-position="super 58%" fo:font-family="Calibri" style:font-family-generic="swiss" style:font-pitch="variable" fo:font-size="12pt" style:font-size-asian="12pt" style:font-size-complex="12pt"/>
    </style:style>
    <style:style style:name="T3" style:family="text">
      <style:text-properties fo:font-family="Calibri" style:font-family-generic="swiss" style:font-pitch="variable" fo:font-size="26pt" fo:font-weight="bold" style:font-size-asian="26pt" style:font-weight-asian="bold" style:font-size-complex="26pt" style:font-weight-complex="bold"/>
    </style:style>
    <style:style style:name="T4" style:family="text">
      <style:text-properties fo:font-family="Calibri"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5" draw:layer="layout" svg:width="3.8cm" svg:height="2.3cm" svg:x="6.1cm" svg:y="17.6cm">
          <text:p text:style-name="P1"><text:span text:style-name="T1">Database</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 draw:text-style-name="P2" draw:id="id1" draw:layer="layout" svg:width="2cm" svg:height="2cm" svg:x="9.5cm" svg:y="5.5cm">
          <text:p text:style-name="P1"><text:span text:style-name="T1">(Q3a)</text:span></text:p>
          <text:p text:style-name="P1"><text:span text:style-name="T1">Game</text:span></text:p>
          <text:p text:style-name="P1"><text:span text:style-name="T1">Lo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2" draw:id="id2" draw:layer="layout" svg:width="4.2cm" svg:height="3.9cm" svg:x="5.9cm" svg:y="11.1cm">
          <text:p text:style-name="P1"><text:span text:style-name="T1">B3 core</text:span></text:p>
          <draw:enhanced-geometry svg:viewBox="0 0 21600 21600" draw:path-stretchpoint-x="10800" draw:path-stretchpoint-y="10800" draw:text-areas="?f24 ?f26 ?f25 ?f27" draw:type="col-60da8460" draw:modifiers="4994.41168931043"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 draw:text-style-name="P2" draw:id="id4" draw:layer="layout" svg:width="3cm" svg:height="2.5cm" svg:x="3.6cm" svg:y="5.3cm">
          <text:p text:style-name="P1"><text:span text:style-name="T1">Game</text:span></text:p>
          <text:p text:style-name="P1"><text:span text:style-name="T1">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 draw:id="id3" draw:layer="layout" svg:width="1.6cm" svg:height="1.5cm" svg:x="2cm" svg:y="1cm">
          <text:p text:style-name="P1"><text:span text:style-name="T1">Game</text:span></text:p>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svg:x1="10.5cm" svg:y1="7.382cm" svg:x2="8cm" svg:y2="11.1cm" draw:start-shape="id1" draw:start-glue-point="6" draw:end-shape="id2" draw:end-glue-point="0" svg:d="m10500 7382v1919h-2500v1799">
          <text:p/>
        </draw:connector>
        <draw:connector draw:style-name="gr7" draw:text-style-name="P1" draw:layer="layout" svg:x1="2.8cm" svg:y1="2.5cm" svg:x2="5.413cm" svg:y2="5.3cm" draw:start-shape="id3" draw:start-glue-point="2" draw:end-shape="id4" draw:end-glue-point="4" svg:d="m2800 2500v1551h2613v1249">
          <text:p/>
        </draw:connector>
        <draw:connector draw:style-name="gr8" draw:text-style-name="P1" draw:layer="layout" svg:x1="6.6cm" svg:y1="6.237cm" svg:x2="9.5cm" svg:y2="6.5cm" draw:start-shape="id4" draw:start-glue-point="9" draw:end-shape="id1" svg:d="m6600 6237h1601v263h1299">
          <text:p/>
        </draw:connector>
        <draw:connector draw:style-name="gr7" draw:text-style-name="P1" draw:layer="layout" svg:x1="8cm" svg:y1="15cm" svg:x2="8cm" svg:y2="17.6cm" draw:start-shape="id2" draw:start-glue-point="2" draw:end-shape="id5" svg:d="m8000 15000v2600">
          <text:p/>
        </draw:connector>
        <draw:custom-shape draw:style-name="gr9" draw:text-style-name="P2" draw:id="id6" draw:layer="layout" svg:width="3cm" svg:height="2.9cm" svg:x="11.5cm" svg:y="10cm">
          <text:p text:style-name="P1"><text:span text:style-name="T1">Plugins</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onnector draw:style-name="gr7" draw:text-style-name="P1" draw:layer="layout" svg:x1="10.1cm" svg:y1="13.05cm" svg:x2="11.5cm" svg:y2="11.45cm" draw:start-shape="id2" draw:start-glue-point="1" draw:end-shape="id6" draw:end-glue-point="3" svg:d="m10100 13050h851v-1600h549">
          <text:p/>
        </draw:connector>
        <draw:custom-shape draw:style-name="gr10" draw:text-style-name="P1" draw:layer="layout" svg:width="10.5cm" svg:height="4cm" svg:x="2.5cm" svg:y="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3cm" svg:height="6.3cm" svg:x="2.5cm" svg:y="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3cm" svg:height="3.5cm" svg:x="2.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id="id7" draw:layer="layout" svg:width="3.8cm" svg:height="2cm" svg:x="6.1cm" svg:y="21.9cm">
          <text:p text:style-name="P1"><text:span text:style-name="T1">Webserver</text:span></text:p>
          <draw:enhanced-geometry svg:viewBox="0 0 21600 21600" draw:glue-points="10800 0 0 10800 10800 21600 21600 10800" draw:type="flowchart-process" draw:enhanced-path="M 0 0 L 21600 0 21600 21600 0 21600 0 0 Z N"/>
        </draw:custom-shape>
        <draw:custom-shape draw:style-name="gr11" draw:text-style-name="P2" draw:id="id8" draw:layer="layout" svg:width="2.317cm" svg:height="2.9cm" svg:x="3.6cm" svg:y="25.1cm">
          <text:p text:style-name="P1"><text:span text:style-name="T1">Echelon</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1" draw:text-style-name="P2" draw:id="id9" draw:layer="layout" svg:width="2.314cm" svg:height="2.9cm" svg:x="6.843cm" svg:y="25.1cm">
          <text:p text:style-name="P1"><text:span text:style-name="T1">XLRsta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1" draw:text-style-name="P2" draw:id="id10" draw:layer="layout" svg:width="2.317cm" svg:height="2.9cm" svg:x="10.083cm" svg:y="25.1cm">
          <text:p text:style-name="P1"><text:span text:style-name="T1">3</text:span><text:span text:style-name="T2">rd</text:span><text:span text:style-name="T1"> party</text:span></text:p>
          <text:p text:style-name="P1"><text:span text:style-name="T1">pag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12" draw:text-style-name="P1" draw:layer="layout" svg:x1="8cm" svg:y1="23.9cm" svg:x2="4.758cm" svg:y2="25.1cm" draw:start-shape="id7" draw:start-glue-point="6" draw:end-shape="id8" svg:d="m8000 23900v601h-3242v599">
          <text:p/>
        </draw:connector>
        <draw:connector draw:style-name="gr12" draw:text-style-name="P1" draw:layer="layout" svg:x1="8cm" svg:y1="23.9cm" svg:x2="8cm" svg:y2="25.1cm" draw:start-shape="id7" draw:start-glue-point="6" draw:end-shape="id9" draw:end-glue-point="4" svg:d="m8000 23900v1200">
          <text:p/>
        </draw:connector>
        <draw:connector draw:style-name="gr12" draw:text-style-name="P1" draw:layer="layout" svg:x1="8cm" svg:y1="23.9cm" svg:x2="11.241cm" svg:y2="25.1cm" draw:start-shape="id7" draw:start-glue-point="6" draw:end-shape="id10" svg:d="m8000 23900v601h3241v599">
          <text:p/>
        </draw:connector>
        <draw:custom-shape draw:style-name="gr10" draw:text-style-name="P1" draw:layer="layout" svg:width="13cm" svg:height="7cm" svg:x="2.5cm" svg:y="2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svg:x1="8cm" svg:y1="19.9cm" svg:x2="8cm" svg:y2="21.9cm" draw:start-shape="id5" draw:start-glue-point="6" draw:end-shape="id7" draw:end-glue-point="4" svg:d="m8000 19900v2000">
          <text:p/>
        </draw:connector>
        <draw:custom-shape draw:style-name="gr13" draw:text-style-name="P2" draw:id="id11" draw:layer="layout" svg:width="1.6cm" svg:height="1.5cm" svg:x="3.9cm" svg:y="1cm">
          <text:p text:style-name="P1"><text:span text:style-name="T1">Game</text:span></text:p>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id="id12" draw:layer="layout" svg:width="1.6cm" svg:height="1.5cm" svg:x="5.9cm" svg:y="1cm">
          <text:p text:style-name="P1"><text:span text:style-name="T1">Game</text:span></text:p>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id="id13" draw:layer="layout" svg:width="1.6cm" svg:height="1.5cm" svg:x="7.9cm" svg:y="1cm">
          <text:p text:style-name="P1"><text:span text:style-name="T1">Game</text:span></text:p>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id="id14" draw:layer="layout" svg:width="1.6cm" svg:height="1.5cm" svg:x="9.9cm" svg:y="1cm">
          <text:p text:style-name="P1"><text:span text:style-name="T1">Game</text:span></text:p>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svg:x1="4.7cm" svg:y1="2.5cm" svg:x2="5.413cm" svg:y2="5.3cm" draw:start-shape="id11" draw:start-glue-point="2" draw:end-shape="id4" draw:end-glue-point="4" svg:d="m4700 2500v1551h713v1249">
          <text:p/>
        </draw:connector>
        <draw:connector draw:style-name="gr7" draw:text-style-name="P1" draw:layer="layout" svg:x1="6.7cm" svg:y1="2.5cm" svg:x2="5.413cm" svg:y2="5.3cm" draw:start-shape="id12" draw:start-glue-point="2" draw:end-shape="id4" draw:end-glue-point="4" svg:d="m6700 2500v1551h-1287v1249">
          <text:p/>
        </draw:connector>
        <draw:connector draw:style-name="gr7" draw:text-style-name="P1" draw:layer="layout" svg:x1="8.7cm" svg:y1="2.5cm" svg:x2="5.413cm" svg:y2="5.3cm" draw:start-shape="id13" draw:start-glue-point="2" draw:end-shape="id4" draw:end-glue-point="4" svg:d="m8700 2500v1551h-3287v1249">
          <text:p/>
        </draw:connector>
        <draw:connector draw:style-name="gr7" draw:text-style-name="P1" draw:layer="layout" svg:x1="10.7cm" svg:y1="2.5cm" svg:x2="5.413cm" svg:y2="5.3cm" draw:start-shape="id14" draw:start-glue-point="2" draw:end-shape="id4" draw:end-glue-point="4" svg:d="m10700 2500v1551h-5287v1249">
          <text:p/>
        </draw:connector>
        <draw:custom-shape draw:style-name="gr1" draw:text-style-name="P2" draw:id="id15" draw:layer="layout" svg:width="2cm" svg:height="2cm" svg:x="12cm" svg:y="13.5cm">
          <text:p text:style-name="P1"><text:span text:style-name="T1">B3</text:span></text:p>
          <text:p text:style-name="P1"><text:span text:style-name="T1">Lo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4" draw:text-style-name="P3" draw:layer="layout" svg:width="6.5cm" svg:height="1.463cm" svg:x="13.5cm" svg:y="1.037cm">
          <draw:text-box>
            <text:p text:style-name="P1"><text:span text:style-name="T3">B3 Cheatsheet</text:span></text:p>
          </draw:text-box>
        </draw:frame>
        <draw:connector draw:style-name="gr12" draw:text-style-name="P1" draw:layer="layout" svg:x1="10.1cm" svg:y1="13.05cm" svg:x2="12cm" svg:y2="14.5cm" draw:start-shape="id2" draw:start-glue-point="1" draw:end-shape="id15" draw:end-glue-point="5" svg:d="m10100 13050h1101v1450h799">
          <text:p/>
        </draw:connector>
        <draw:frame draw:style-name="gr15" draw:text-style-name="P4" draw:layer="layout" svg:width="3.525cm" svg:height="0.767cm" svg:x="4.7cm" svg:y="8.7cm">
          <draw:text-box>
            <text:p><text:span text:style-name="T1">RCON connection</text:span></text:p>
          </draw:text-box>
        </draw:frame>
        <draw:frame draw:style-name="gr16" draw:text-style-name="P4" draw:layer="layout" svg:width="7.208cm" svg:height="0.767cm" svg:x="10.5cm" svg:y="8.5cm">
          <draw:text-box>
            <text:p><text:span text:style-name="T1">Reading file locally or transfer over FTP</text:span></text:p>
          </draw:text-box>
        </draw:frame>
        <draw:frame draw:style-name="gr16" draw:text-style-name="P4" draw:layer="layout" svg:width="6.259cm" svg:height="0.767cm" svg:x="8cm" svg:y="16cm">
          <draw:text-box>
            <text:p><text:span text:style-name="T1">MySQL connection local / remote</text:span></text:p>
          </draw:text-box>
        </draw:frame>
        <draw:frame draw:style-name="gr16" draw:text-style-name="P4" draw:layer="layout" svg:width="6.259cm" svg:height="0.767cm" svg:x="8cm" svg:y="20.5cm">
          <draw:text-box>
            <text:p><text:span text:style-name="T1">MySQL connection local / remote</text:span></text:p>
          </draw:text-box>
        </draw:frame>
        <draw:custom-shape draw:style-name="gr17" draw:text-style-name="P2" draw:layer="layout" svg:width="2.999cm" svg:height="1.5cm" svg:x="17.001cm" svg:y="4cm">
          <text:p text:style-name="P1"><text:span text:style-name="T1">Dedicated </text:span></text:p>
          <text:p text:style-name="P1"><text:span text:style-name="T1">Gameserver</text:span></text:p>
          <draw:enhanced-geometry svg:viewBox="0 0 21600 21600" draw:mirror-horizontal="false" draw:type="line-callout-2" draw:modifiers="-27453.6 26924.4503664224 -3600 4000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 draw:text-style-name="P2" draw:layer="layout" svg:width="2.999cm" svg:height="1.5cm" svg:x="17cm" svg:y="10cm">
          <text:p text:style-name="P1"><text:span text:style-name="T1">B3 installation</text:span></text:p>
          <text:p text:style-name="P1"><text:span text:style-name="T1">( python )</text:span></text:p>
          <draw:enhanced-geometry svg:viewBox="0 0 21600 21600" draw:mirror-horizontal="false" draw:type="line-callout-2" draw:modifiers="-11368.8 11368.4210526316 -3600 4000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 draw:text-style-name="P2" draw:layer="layout" svg:width="2.999cm" svg:height="1.5cm" svg:x="17cm" svg:y="17cm">
          <text:p text:style-name="P1"><text:span text:style-name="T1">MySQL</text:span></text:p>
          <text:p text:style-name="P1"><text:span text:style-name="T1">Database</text:span></text:p>
          <text:p text:style-name="P1"><text:span text:style-name="T1">Server</text:span></text:p>
          <draw:enhanced-geometry svg:viewBox="0 0 21600 21600" draw:mirror-horizontal="false" draw:type="line-callout-2" draw:modifiers="-11368.8 11368.4210526316 -3600 4000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 draw:text-style-name="P2" draw:layer="layout" svg:width="2.999cm" svg:height="1.5cm" svg:x="17.001cm" svg:y="22cm">
          <text:p text:style-name="P1"><text:span text:style-name="T1">Webhosting</text:span></text:p>
          <text:p text:style-name="P1"><text:span text:style-name="T1">Service</text:span></text:p>
          <text:p text:style-name="P1"><text:span text:style-name="T1">(PHP)</text:span></text:p>
          <draw:enhanced-geometry svg:viewBox="0 0 21600 21600" draw:mirror-horizontal="false" draw:type="line-callout-2" draw:modifiers="-11368.8 11368.4210526316 -3600 4000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onnector draw:style-name="gr7" draw:text-style-name="P1" draw:layer="layout" svg:x1="4.787cm" svg:y1="7.8cm" svg:x2="5.9cm" svg:y2="13.05cm" draw:start-shape="id4" draw:start-glue-point="7" draw:end-shape="id2" draw:end-glue-point="3" svg:d="m4787 7800v5250h1113">
          <text:p/>
        </draw:connector>
        <draw:g>
          <draw:frame draw:style-name="gr18" draw:text-style-name="P6" draw:layer="layout" svg:width="4.193cm" svg:height="1.107cm" svg:x="13.7cm" svg:y="6.3cm">
            <draw:text-box>
              <text:p text:style-name="P5"><text:span text:style-name="T4">Game Log is Q3a only. </text:span></text:p>
              <text:p text:style-name="P5"><text:span text:style-name="T4">Frostbite uses 2 way rcon.</text:span></text:p>
            </draw:text-box>
          </draw:frame>
          <draw:line draw:style-name="gr19" draw:text-style-name="P1" draw:layer="layout" svg:x1="11.7cm" svg:y1="6.8cm" svg:x2="13.7cm" svg:y2="6.8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8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_20__28_var_29_"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11-21T10:09:07.34</meta:creation-date>
    <dc:date>2010-11-29T21:24:59.44</dc:date>
    <meta:editing-duration>PT00H31M38S</meta:editing-duration>
    <meta:editing-cycles>5</meta:editing-cycles>
    <meta:generator>OpenOffice.org/3.2$Win32 OpenOffice.org_project/320m12$Build-9483</meta:generator>
    <meta:document-statistic meta:object-count="46"/>
  </office:meta>
</office:document-meta>
</file>